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Segoe Print" svg:font-family="'Segoe Print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use-window-font-color="true" style:font-name="Segoe Print" fo:font-size="11pt" fo:font-weight="normal" fo:background-color="transparent" style:font-name-asian="Segoe Print" style:font-name-complex="Segoe Print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0.677cm"/>
          <style:tab-stop style:position="1.355cm"/>
          <style:tab-stop style:position="2.032cm"/>
          <style:tab-stop style:position="2.709cm"/>
          <style:tab-stop style:position="3.387cm"/>
          <style:tab-stop style:position="4.064cm"/>
          <style:tab-stop style:position="4.741cm"/>
          <style:tab-stop style:position="5.419cm"/>
          <style:tab-stop style:position="6.096cm"/>
          <style:tab-stop style:position="6.773cm"/>
          <style:tab-stop style:position="7.451cm"/>
          <style:tab-stop style:position="8.128cm"/>
          <style:tab-stop style:position="8.805cm"/>
          <style:tab-stop style:position="9.483cm"/>
          <style:tab-stop style:position="10.16cm"/>
          <style:tab-stop style:position="10.837cm"/>
          <style:tab-stop style:position="11.515cm"/>
          <style:tab-stop style:position="12.192cm"/>
          <style:tab-stop style:position="12.869cm"/>
          <style:tab-stop style:position="13.547cm"/>
          <style:tab-stop style:position="14.224cm"/>
          <style:tab-stop style:position="14.901cm"/>
          <style:tab-stop style:position="15.579cm"/>
          <style:tab-stop style:position="16.256cm"/>
          <style:tab-stop style:position="16.933cm"/>
          <style:tab-stop style:position="17.611cm"/>
          <style:tab-stop style:position="18.288cm"/>
          <style:tab-stop style:position="18.965cm"/>
          <style:tab-stop style:position="19.643cm"/>
          <style:tab-stop style:position="20.32cm"/>
          <style:tab-stop style:position="20.997cm"/>
          <style:tab-stop style:position="21.675cm"/>
        </style:tab-stops>
      </style:paragraph-properties>
      <style:text-properties style:use-window-font-color="true" style:font-name="Segoe Print" fo:font-size="11pt" fo:font-weight="normal" fo:background-color="transparent" style:font-name-asian="Segoe Print" style:font-name-complex="Segoe Print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0.508cm"/>
          <style:tab-stop style:position="1.016cm"/>
          <style:tab-stop style:position="1.524cm"/>
          <style:tab-stop style:position="2.032cm"/>
          <style:tab-stop style:position="2.54cm"/>
          <style:tab-stop style:position="3.048cm"/>
          <style:tab-stop style:position="3.556cm"/>
          <style:tab-stop style:position="4.064cm"/>
          <style:tab-stop style:position="4.572cm"/>
          <style:tab-stop style:position="5.08cm"/>
          <style:tab-stop style:position="5.588cm"/>
          <style:tab-stop style:position="6.096cm"/>
          <style:tab-stop style:position="6.604cm"/>
          <style:tab-stop style:position="7.112cm"/>
          <style:tab-stop style:position="7.62cm"/>
          <style:tab-stop style:position="8.128cm"/>
          <style:tab-stop style:position="8.636cm"/>
          <style:tab-stop style:position="9.144cm"/>
          <style:tab-stop style:position="9.652cm"/>
          <style:tab-stop style:position="10.16cm"/>
          <style:tab-stop style:position="10.668cm"/>
          <style:tab-stop style:position="11.176cm"/>
          <style:tab-stop style:position="11.684cm"/>
          <style:tab-stop style:position="12.192cm"/>
          <style:tab-stop style:position="12.7cm"/>
          <style:tab-stop style:position="13.208cm"/>
          <style:tab-stop style:position="13.716cm"/>
          <style:tab-stop style:position="14.224cm"/>
          <style:tab-stop style:position="14.732cm"/>
          <style:tab-stop style:position="15.24cm"/>
          <style:tab-stop style:position="15.748cm"/>
          <style:tab-stop style:position="16.256cm"/>
        </style:tab-stops>
      </style:paragraph-properties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T1" style:family="text">
      <style:text-properties style:use-window-font-color="true" style:font-name="Segoe Print" fo:font-size="11pt" fo:font-weight="normal" fo:background-color="transparent" loext:char-shading-value="0" style:font-name-asian="Segoe Print" style:font-name-complex="Segoe Print"/>
    </style:style>
    <style:style style:name="T2" style:family="text">
      <style:text-properties style:use-window-font-color="true" style:font-name="Courier New" fo:font-size="11pt" fo:font-weight="normal" fo:background-color="transparent" loext:char-shading-value="0"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gregore daugther<text:line-break/>diordNArus</text:p>
      <text:p text:style-name="P2">----------------------------------------------------------</text:p>
      <text:p text:style-name="P2">virtus unita fortis agit</text:p>
      <text:p text:style-name="P2">----------------------------------------------------------</text:p>
      <text:p text:style-name="P2">"doing war at times we've been celebrating existance" ~Narus</text:p>
      <text:p text:style-name="P2">----------------------------------------------------------</text:p>
      <text:p text:style-name="P2">perhaps can be a joy to our inner gods to play like a child</text:p>
      <text:p text:style-name="P2">----------------------------------------------------------</text:p>
      <text:p text:style-name="P2">we need to know what we need to overcome,<text:line-break/>since we do that, it becames a mater of figuring how</text:p>
      <text:p text:style-name="P2">----------------------------------------------------------</text:p>
      <text:p text:style-name="P3">os gostos nos conectam<text:line-break/>wires</text:p>
      <text:p text:style-name="P2">a vida sarcástica de alguém</text:p>
      <text:p text:style-name="P2">"prime infinitum"</text:p>
      <text:p text:style-name="P2">first infinitum,"overcoming human values"</text:p>
      <text:p text:style-name="P2">----------------------------------------------------------</text:p>
      <text:p text:style-name="P2">road house</text:p>
      <text:p text:style-name="P2">oh, why real is so unfeel, just past by, present have no time</text:p>
      <text:p text:style-name="P2">----------------------------------------------------------</text:p>
      <text:p text:style-name="P2">motivos=determinismo</text:p>
      <text:p text:style-name="P2">----------------------------------------------------------</text:p>
      <text:p text:style-name="P2">"strength"</text:p>
      <text:p text:style-name="P2">"know thyself motto"</text:p>
      <text:p text:style-name="P2">"thyself=circle=Pi</text:p>
      <text:p text:style-name="P2">π</text:p>
      <text:p text:style-name="P2">"self circumference epiphany"</text:p>
      <text:p text:style-name="P2">----------------------------------------------------------</text:p>
      <text:p text:style-name="P1"><text:span text:style-name="T1">Γνῶθι Σεαυτόν <text:line-break/>gnōthi seauton<text:line-break/>know thyself<text:line-break/>conhece-te a ti mesmo</text:span></text:p>
      <text:p text:style-name="P2">----------------------------------------------------------</text:p>
      <text:p text:style-name="P3">se não existia, passou a existir</text:p>
      <text:p text:style-name="P2">----------------------------------------------------------</text:p>
      <text:p text:style-name="P2">Demons fly around the corruption that lies in the shadow of an empty singularitie</text:p>
      <text:p text:style-name="P2">----------------------------------------------------------</text:p>
      <text:p text:style-name="P2">em julho</text:p>
      <text:p text:style-name="P1"><text:span text:style-name="T1">Έχω=eu tenho</text:span></text:p>
      <text:p text:style-name="P2">----------------------------------------------------------</text:p>
      <text:p text:style-name="P2">O caos encontra ordem. A questão é questionada. A resposta, nada responde.</text:p>
      <text:p text:style-name="P2">----------------------------------------------------------</text:p>
      <text:p text:style-name="P2">8*2 = 16KM</text:p>
      <text:p text:style-name="P2">2(96) = 192min</text:p>
      <text:p text:style-name="P2">Real time = 110/120 min</text:p>
      <text:p text:style-name="P2">----------------------------------------------------------</text:p>
      <text:p text:style-name="P2">I see the sky under our eyes, wind under our feet</text:p>
      <text:p text:style-name="P2">----------------------------------------------------------</text:p>
      <text:p text:style-name="P2">/ <text:s text:c="37"/>hindexve</text:p>
      <text:p text:style-name="P2"/>
      <text:p text:style-name="P2">shinigami agai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Segoe Print" svg:font-family="'Segoe Print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19:23:58.065442576</dc:date>
    <meta:editing-duration>PT3M32S</meta:editing-duration>
    <meta:editing-cycles>1</meta:editing-cycles>
    <meta:document-statistic meta:table-count="0" meta:image-count="0" meta:object-count="0" meta:page-count="1" meta:paragraph-count="45" meta:word-count="179" meta:character-count="1904" meta:non-whitespace-character-count="1732"/>
    <meta:generator>LibreOffice/5.3.1.2$Linux_X86_64 LibreOffice_project/30m0$Build-2</meta:generator>
  </office:meta>
</office:document-meta>
</file>